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0721" officeooo:paragraph-rsid="000f0721"/>
    </style:style>
    <style:style style:name="P2" style:family="paragraph" style:parent-style-name="Standard">
      <style:text-properties officeooo:rsid="000f0721" officeooo:paragraph-rsid="0010f0c7"/>
    </style:style>
    <style:style style:name="P3" style:family="paragraph" style:parent-style-name="Standard">
      <style:text-properties officeooo:rsid="0010f0c7" officeooo:paragraph-rsid="0010f0c7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0721" officeooo:paragraph-rsid="000f072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0fd90" officeooo:paragraph-rsid="0010fd90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210fc" officeooo:paragraph-rsid="001210fc" style:font-weight-asian="bold" style:font-weight-complex="bold"/>
    </style:style>
    <style:style style:name="P7" style:family="paragraph" style:parent-style-name="Standard">
      <style:text-properties officeooo:rsid="0010fd90" officeooo:paragraph-rsid="0010fd90"/>
    </style:style>
    <style:style style:name="P8" style:family="paragraph" style:parent-style-name="Standard">
      <style:text-properties officeooo:rsid="001210fc" officeooo:paragraph-rsid="001210fc"/>
    </style:style>
    <style:style style:name="P9" style:family="paragraph" style:parent-style-name="Standard">
      <style:text-properties officeooo:rsid="00126bd8" officeooo:paragraph-rsid="00126bd8"/>
    </style:style>
    <style:style style:name="P10" style:family="paragraph" style:parent-style-name="Standard">
      <style:text-properties officeooo:rsid="0014348e" officeooo:paragraph-rsid="001434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f0c7"/>
    </style:style>
    <style:style style:name="T3" style:family="text">
      <style:text-properties officeooo:rsid="001210fc"/>
    </style:style>
    <style:style style:name="T4" style:family="text">
      <style:text-properties officeooo:rsid="001434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úmero a adivinar</text:p>
      <text:p text:style-name="Standard"/>
      <text:p text:style-name="P1">Había que crear 3 clases: Jugador, arbitro y principal<text:line-break/>El <text:span text:style-name="T1">principal</text:span> era en el que se ejecuta el hilo.<text:line-break/>En <text:span text:style-name="T1">Jugador</text:span> Creamos el arbitro y un id, Arbitro para acceder a la jugada porque el arbitro esta encargado de manejar las jugadas. El jugador se hace una jugada aleatoria que se le pasamos al arbitro.</text:p>
      <text:p text:style-name="P1">En <text:span text:style-name="T1">Arbitro</text:span> Creamos el número a adivinar, El turno al jugador que le toca, Árbitro dirá cuantas jugadores <text:span text:style-name="T2">se juegan (lo que le ponemos). Cuando un jugador se adivina el número el árbitro se termina el juego por que es el encargado.</text:span></text:p>
      <text:p text:style-name="P3">Hay que poner una palabra clave “synchronized” al método jugada(el que maneja toda la jugada de cada jugador), porque (en mi Ejemplo)</text:p>
      <text:p text:style-name="P2"><text:s/><text:span text:style-name="T2">Tengo tres jugadores y cada jugador entra en el método para jugar para que primer jugador(El que llega a jugar primero aleatoriamente) llegue termine sus cosas y cuando sale del método entonces el segundo se mete para hacer sus cosas y sucesivamente. Así los jugadores no van a llamar al método en el mismo tiempo.</text:span></text:p>
      <text:p text:style-name="P7">En jugada ponemos las condiciones para terminar el juego.</text:p>
      <text:p text:style-name="P7"/>
      <text:p text:style-name="P5">BANCO</text:p>
      <text:p text:style-name="P7">Creamos 3 clases: Principal(Banco), Persona, Cuenta</text:p>
      <text:p text:style-name="P7">Vamos a manejar que una cuenta van a controlar 3 personas. </text:p>
      <text:p text:style-name="P7">En <text:span text:style-name="T1">Banco</text:span> creamos una cuenta, y añadir 3 personas (Por Ejemplo). Y lanzar hilos de las personas.</text:p>
      <text:p text:style-name="P7">A la <text:span text:style-name="T1">Persona</text:span> hay que dar una cuenta y un nombre para esa cuenta. Una cuenta puede tener varias personas.</text:p>
      <text:p text:style-name="P7">En la persona se crea una cantidad aleatoria para sacar el dinero o para ingresar el diner.<text:line-break/>Y en método run(), cada vez que se ingresa o se reintegra, paro con un sleep<text:span text:style-name="T3">(1000)</text:span> <text:span text:style-name="T3">para que al hilo le da tiempo a ejecutar con los nombres diferentes de la cuenta. Porque si no lo ponía me mostraba solamente la ultima persona(Ingresando y reintegrando).</text:span></text:p>
      <text:p text:style-name="P8">En <text:span text:style-name="T1">Cuenta</text:span> hay que pasar el saldo y el saldo máximo que puede tener esta cuenta. El ingreso y reintegro se maneja en cuenta. Hay que poner “synchronized” estos dos método porque las personas van a llamar esta cuenta en el mismo tiempo. Entonces para que no tendrá colisión hay que poner esta palabra clave “synchronized”. Y hay se maneja lo que se reintegra o ingresa la persona. Cuando <text:s/>se supera la cantidad máxima en la cuenta se para el hilo(ERROR) o Cuando se intenta sacar desde la cuenta la cantidad que no Existe también va a terminar el hilo.</text:p>
      <text:p text:style-name="P8"/>
      <text:p text:style-name="P6">Control De Stock</text:p>
      <text:p text:style-name="P8">Hay que crear cuatro clases: Almacén, “Control de stock”(Principal), Envío, Retirada</text:p>
      <text:p text:style-name="P8">En <text:span text:style-name="T1">Principal</text:span> creamos el almacén, Retirada y el envío, y con retirada y envío empezamos nuestros hilos. </text:p>
      <text:p text:style-name="P9">Creamos el almacén en el que vamos a manejar la cantidad máxma y el error que puede haber Mientras Añadiendo más stock que el máxmimo o pedido más que el stock que este en almacén.</text:p>
      <text:p text:style-name="P9">Y hay que poner <text:span text:style-name="T3">synchronized</text:span> a los métodos Llegadas y salidas porque el stock cuando llega o sale se modifica al stock restando o añadiendo, para que no tendrá colisión en el stock se pone la palabra clave “<text:span text:style-name="T3">synchronized</text:span>”.</text:p>
      <text:p text:style-name="P9">En <text:span text:style-name="T1">Envío</text:span>, le pasamos el objeto almacén para los errores, y pasamos la <text:span text:style-name="T4">retirada para obtener el stock.</text:span> <text:span text:style-name="T4">envío</text:span> maneja el stock que llega en el almacén con una cantidad entre 400 y 1000. cuando se le llega la cantidad se imprime y suma en el almacén la cantidad que ha entrado en el almacén. Y mu<text:span text:style-name="T4">e</text:span>stra la cantidad total. Y <text:span text:style-name="T4">hay que hacer un sleep(800) para que se duerme para 8 horas. </text:span></text:p>
      <text:p text:style-name="P10">En <text:span text:style-name="T1">Retirada</text:span>, se le pasamos el almacen para controlar el error. El día que va subiendo con 24 horas que esta puesto Sleep(2400). Muestra dias. Y pedido que se retira desde almacén. Y muestra el stock total. Pedido se hace una cantidad entre 2000 y 2500. y se retira desde stock del almacén</text:p>
      <text:p text:style-name="P9">*Estos hilos se ejecutan hasta que el almacén no da erro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20:15:10.788000000</meta:creation-date>
    <meta:generator>LibreOffice/6.0.5.2$Windows_X86_64 LibreOffice_project/54c8cbb85f300ac59db32fe8a675ff7683cd5a16</meta:generator>
    <dc:date>2019-11-06T21:30:53.078000000</dc:date>
    <meta:editing-duration>PT6M59S</meta:editing-duration>
    <meta:editing-cycles>2</meta:editing-cycles>
    <meta:document-statistic meta:table-count="0" meta:image-count="0" meta:object-count="0" meta:page-count="1" meta:paragraph-count="21" meta:word-count="645" meta:character-count="3593" meta:non-whitespace-character-count="2963"/>
  </office:meta>
</office:document-meta>
</file>